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e3" officeooo:paragraph-rsid="001cafe3"/>
    </style:style>
    <style:style style:name="P2" style:family="paragraph" style:parent-style-name="Standard">
      <style:text-properties officeooo:rsid="0023253c" officeooo:paragraph-rsid="00214686"/>
    </style:style>
    <style:style style:name="P3" style:family="paragraph" style:parent-style-name="Standard">
      <style:text-properties officeooo:rsid="0023253c" officeooo:paragraph-rsid="0023253c"/>
    </style:style>
    <style:style style:name="P4" style:family="paragraph" style:parent-style-name="Standard">
      <style:text-properties officeooo:rsid="0023253c" officeooo:paragraph-rsid="002631c1"/>
    </style:style>
    <style:style style:name="P5" style:family="paragraph" style:parent-style-name="Standard">
      <style:text-properties officeooo:rsid="0023253c" officeooo:paragraph-rsid="003b7ae1"/>
    </style:style>
    <style:style style:name="P6" style:family="paragraph" style:parent-style-name="Standard">
      <style:text-properties officeooo:rsid="002631c1" officeooo:paragraph-rsid="002631c1"/>
    </style:style>
    <style:style style:name="P7" style:family="paragraph" style:parent-style-name="Standard">
      <style:text-properties officeooo:rsid="00290b29" officeooo:paragraph-rsid="00290b29"/>
    </style:style>
    <style:style style:name="P8" style:family="paragraph" style:parent-style-name="Standard">
      <style:text-properties officeooo:rsid="004ad1d6" officeooo:paragraph-rsid="004ad1d6"/>
    </style:style>
    <style:style style:name="P9" style:family="paragraph" style:parent-style-name="Standard">
      <style:text-properties fo:color="#a9b7c6" style:font-name="JetBrains Mono" fo:font-size="10pt" fo:font-style="normal" fo:font-weight="normal" officeooo:rsid="0023253c" officeooo:paragraph-rsid="002631c1" style:font-size-asian="10pt" style:font-style-asian="normal" style:font-weight-asian="normal"/>
    </style:style>
    <style:style style:name="P10" style:family="paragraph" style:parent-style-name="Standard">
      <style:text-properties officeooo:rsid="004f761a" officeooo:paragraph-rsid="004f761a"/>
    </style:style>
    <style:style style:name="P11" style:family="paragraph" style:parent-style-name="Standard">
      <style:text-properties officeooo:paragraph-rsid="0057a8ed"/>
    </style:style>
    <style:style style:name="P12" style:family="paragraph" style:parent-style-name="Standard">
      <style:text-properties officeooo:rsid="0023253c" officeooo:paragraph-rsid="002631c1"/>
    </style:style>
    <style:style style:name="T1" style:family="text">
      <style:text-properties officeooo:rsid="001cafe3"/>
    </style:style>
    <style:style style:name="T2" style:family="text">
      <style:text-properties officeooo:rsid="001e9f23"/>
    </style:style>
    <style:style style:name="T3" style:family="text">
      <style:text-properties officeooo:rsid="00451ba0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57a8ed"/>
    </style:style>
    <style:style style:name="T8" style:family="text">
      <style:text-properties officeooo:rsid="0023253c"/>
    </style:style>
    <style:style style:name="T9" style:family="text">
      <style:text-properties officeooo:rsid="0057d4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新建账户信息</text:p>
      <text:p text:style-name="Standard"/>
      <text:p text:style-name="Standard">密码都是<text:span text:style-name="T1">123456</text:span></text:p>
      <text:p text:style-name="Standard">./../../build/bin/geth --datadir ./data account new</text:p>
      <text:p text:style-name="Standard"/>
      <text:p text:style-name="P1">node1</text:p>
      <text:p text:style-name="P1">Public address of the key: <text:s text:c="2"/>0x36EC0450edd410EeD11865fF757dAF36fB101cf2</text:p>
      <text:p text:style-name="P1">Path of the secret key file: data/keystore/UTC—2020-07-24T15-10-00.184768171Z--36ec0450edd410eed11865ff757daf36fb101cf2</text:p>
      <text:p text:style-name="P1"/>
      <text:p text:style-name="P1">node2</text:p>
      <text:p text:style-name="P1">Public address of the key: <text:s text:c="2"/>0x125167EC8C413654a47FDc860dFDf28f884B7D2d</text:p>
      <text:p text:style-name="P1">Path of the secret key file: data/keystore/UTC—2020-07-24T15-12-46.216544138Z--125167ec8c413654a47fdc860dfdf28f884b7d2d</text:p>
      <text:p text:style-name="P1"/>
      <text:p text:style-name="P1">signer1</text:p>
      <text:p text:style-name="P1">Public address of the key: <text:s text:c="2"/>0xF886F1916926Dc60F9C75941dBEa1856f997FDe1</text:p>
      <text:p text:style-name="P1">Path of the secret key file: data/keystore/UTC—2020-07-24T15-13-37.141927737Z--f886f1916926dc60f9c75941dbea1856f997fde1</text:p>
      <text:p text:style-name="P1"/>
      <text:p text:style-name="P1">signer2</text:p>
      <text:p text:style-name="P1">Public address of the key: <text:s text:c="2"/>0xf390cC230F95e4D496402225Dee7c6E2c3804A2D</text:p>
      <text:p text:style-name="P1">Path of the secret key file: data/keystore/UTC--2020-07-24T15-14-20.271775633Z--f390cc230f95e4d496402225dee7c6e2c3804a2d</text:p>
      <text:p text:style-name="P1"/>
      <text:p text:style-name="P1">./build/bin/geth --datadir poadata/signer1/data init poadata/poatest.json</text:p>
      <text:p text:style-name="P1"/>
      <text:p text:style-name="P1">./../../build/bin/geth --datadir ./data --networkid <text:span text:style-name="T2">540980</text:span> --port 9000 console</text:p>
      <text:p text:style-name="P1"/>
      <text:p text:style-name="P1"/>
      <text:p text:style-name="P1">./../../build/bin/geth --datadir ./data --networkid 540980 --port 9002 --unlock 0xF886F1916926Dc60F9C75941dBEa1856f997FDe1 <text:s/>console</text:p>
      <text:p text:style-name="P1"/>
      <text:p text:style-name="P1">./build/bin/geth --datadir ./poadata/signer1/data --networkid 540980442 --port 9002 <text:bookmark-start text:name="__DdeLink__1291_348214183"/>--unlock 0xF886F1916926Dc60F9C75941dBEa1856f997FDe1<text:bookmark-end text:name="__DdeLink__1291_348214183"/> <text:s/>console</text:p>
      <text:p text:style-name="P1"/>
      <text:p text:style-name="P2">0x527cD95AFB34c528fDFFb3dC37849F89cb646c92</text:p>
      <text:p text:style-name="P3"/>
      <text:p text:style-name="P6">kvtest</text:p>
      <text:p text:style-name="P6"><text:bookmark-start text:name="__DdeLink__425_3622112441"/>0x2D48B558A66Cf71D1c78280aafFb8d6a84Dd55B8<text:bookmark-end text:name="__DdeLink__425_3622112441"/><text:bookmark text:name="__DdeLink__435_3622112441"/></text:p>
      <text:p text:style-name="P6"><text:bookmark-start text:name="__DdeLink__455_3622112441"/>0x433A8C6fA5Fa95782485d04B5a0cD9106BDAfaf5<text:bookmark-end text:name="__DdeLink__455_3622112441"/></text:p>
      <text:p text:style-name="P6"><text:bookmark-start text:name="__DdeLink__459_3622112441"/>0x1A6715Db806A27768481Be13D68c2af277f87992<text:bookmark-end text:name="__DdeLink__459_3622112441"/></text:p>
      <text:p text:style-name="P6"><text:bookmark-start text:name="__DdeLink__463_3622112441"/>0x3aB011fe564814321eF4a392d1dF735FDAcba488<text:bookmark-end text:name="__DdeLink__463_3622112441"/></text:p>
      <text:p text:style-name="P6"/>
      <text:p text:style-name="P7">kvstore</text:p>
      <text:p text:style-name="P5">0x527cD95AFB34c528fDFFb3dC37849F89cb646c92</text:p>
      <text:p text:style-name="P7"><text:bookmark-start text:name="__DdeLink__457_3622112441"/>0x489D8CE80b0d5b0EC5874D2E6AC5d9aCE4C4ed59<text:bookmark-end text:name="__DdeLink__457_3622112441"/></text:p>
      <text:p text:style-name="P7"><text:bookmark-start text:name="__DdeLink__461_3622112441"/>0x80DA7CA37BDe17558dA04C62fdD4FE9dB28d3f28<text:bookmark-end text:name="__DdeLink__461_3622112441"/></text:p>
      <text:p text:style-name="P7"><text:bookmark-start text:name="__DdeLink__465_3622112441"/>0xc2d2926ecdb52Eb6d5C79512B368256c0F6B5394<text:bookmark-end text:name="__DdeLink__465_3622112441"/></text:p>
      <text:p text:style-name="P7"/>
      <text:p text:style-name="P3"><text:s/></text:p>
      <text:p text:style-name="P4"/>
      <text:p text:style-name="P4"><text:soft-page-break/></text:p>
      <text:p text:style-name="P4"/>
      <text:p text:style-name="P4"/>
      <text:p text:style-name="P4"/>
      <text:p text:style-name="P4">./build/bin/geth --datadir ./poadata/signer1/data --rpc --rpcport 5409 --networkid 540980442 --port 9002 --unlock 0xF886F1916926Dc60F9C75941dBEa1856f997FDe1 <text:s/>console</text:p>
      <text:p text:style-name="P4"/>
      <text:p text:style-name="P4">--<text:span text:style-name="T3">rpcaddr “0.0.0.0” –rpcapi=”eth,web3”</text:span></text:p>
      <text:p text:style-name="P4"/>
      <text:p text:style-name="P4">./build/bin/geth --datadir ./poadata/signer1/data --rpc --rpcaddr "0.0.0.0" --rpcport 5409 --rpcapi="eth,net,web3,personal" --networkid 540980442 --port 9002 --allow-insecure-unlock <text:bookmark-start text:name="__DdeLink__1392_2869537222"/>--unlock 0xF886F1916926Dc60F9C75941dBEa1856f997FDe1<text:bookmark-end text:name="__DdeLink__1392_2869537222"/> <text:s/>console</text:p>
      <text:p text:style-name="P4"/>
      <text:p text:style-name="P11"><text:span text:style-name="T8">./build/bin/geth --datadir ./poadata/</text:span><text:span text:style-name="T7">node1</text:span><text:span text:style-name="T8">/data --rpc --rpcaddr "0.0.0.0" --rpcport 5409 --rpcapi="eth,net,web3,personal" --networkid 540980442 --port 9002 --allow-insecure-unlock <text:s/>console</text:span></text:p>
      <text:p text:style-name="P10"/>
      <text:p text:style-name="P4"/>
      <text:p text:style-name="P4">enode://ce73f6f1eb583c085bcbc4447f1b7566b607e466c0bc5119ec77abe4d55a9992fcb300f510d96becdfdef76aaf46cf92f80c9e1e240417d6b6f2e1ab285dea2e@1<text:span text:style-name="T9">0.20.3.46</text:span>:9002</text:p>
      <text:p text:style-name="P4"/>
      <text:p text:style-name="P4"/>
      <text:p text:style-name="P4"/>
      <text:p text:style-name="P4"/>
      <text:p text:style-name="P4"/>
      <text:p text:style-name="P4"><text:span text:style-name="T4">kvTestContractList = [</text:span><text:line-break/><text:span text:style-name="T4"> <text:s text:c="3"/></text:span><text:span text:style-name="T5">'0x03262eEa5D2c99B67d8C5EB90fa1CfC73A91D6E6'</text:span><text:span text:style-name="T6">,</text:span><text:line-break/><text:span text:style-name="T6"> <text:s text:c="3"/></text:span><text:span text:style-name="T5">'0xbA395088F4270B10CDa2122A88a45133837c95D5'</text:span><text:span text:style-name="T6">,</text:span><text:line-break/><text:span text:style-name="T6"> <text:s text:c="3"/></text:span><text:span text:style-name="T5">'0x19F081b28c53ca9cc796a7d42050F33de6aBFb6B'</text:span><text:span text:style-name="T6">,</text:span><text:line-break/><text:span text:style-name="T6"> <text:s text:c="3"/></text:span><text:span text:style-name="T5">'0x9C1723A057686Edd15786Db3064eF75323A6E66A'</text:span><text:span text:style-name="T6">,</text:span><text:line-break/><text:span text:style-name="T6"> <text:s text:c="3"/></text:span><text:span text:style-name="T5">'0x36E26C8ad8bEE4F939e3D2ed5c0890671e6268DA'</text:span><text:span text:style-name="T6">,</text:span><text:line-break/><text:span text:style-name="T6"> <text:s text:c="3"/></text:span><text:span text:style-name="T5">'0xE9bDE0aF004ab565b689Ded9Db0C927aAD79B7Ba'</text:span><text:span text:style-name="T6">,</text:span><text:line-break/><text:span text:style-name="T6"> <text:s text:c="3"/></text:span><text:span text:style-name="T5">'0xA10E688156c2c7412ebc1EA4d987c4D0a41CeD7B'</text:span><text:span text:style-name="T6">,</text:span><text:line-break/><text:span text:style-name="T6"> <text:s text:c="3"/></text:span><text:span text:style-name="T5">'0xDA850cf65101F1C812F7F56d079043A7b5cACDbA'</text:span><text:line-break/><text:span text:style-name="T4">]</text:span><text:line-break/><text:line-break/><text:span text:style-name="T4">kvStoreContractList = [</text:span><text:line-break/><text:span text:style-name="T4"> <text:s text:c="3"/></text:span><text:span text:style-name="T5">'0x2C224206c21051f047858e529a419d629bD7B451'</text:span><text:span text:style-name="T6">,</text:span><text:line-break/><text:span text:style-name="T6"> <text:s text:c="3"/></text:span><text:span text:style-name="T5">'0x4795B9c5D99c30472b234716Dc394f9b709695B4'</text:span><text:span text:style-name="T6">,</text:span><text:line-break/><text:span text:style-name="T6"> <text:s text:c="3"/></text:span><text:span text:style-name="T5">'0x574DE37D19c8DC3BaD9Ed22F4f2a9256F3Ad8BFC'</text:span><text:span text:style-name="T6">,</text:span><text:line-break/><text:span text:style-name="T6"> <text:s text:c="3"/></text:span><text:span text:style-name="T5">'0x02F1662b3360196A4B62AD49593e5b3Cbe1e20a3'</text:span><text:span text:style-name="T6">,</text:span><text:line-break/><text:span text:style-name="T6"> <text:s text:c="3"/></text:span><text:span text:style-name="T5">'0x4C3C13E11C3aDE825B46333163aCba9c7A76D449'</text:span><text:span text:style-name="T6">,</text:span><text:line-break/><text:span text:style-name="T6"> <text:s text:c="3"/></text:span><text:span text:style-name="T5">'0x7Ba40FA14f486156DC30BE9fed50EFA8CCD951e7'</text:span><text:span text:style-name="T6">,</text:span><text:line-break/><text:span text:style-name="T6"> <text:s text:c="3"/></text:span><text:span text:style-name="T5">'0x2F2a3552B6ac1D86EDFd0c7afd90fb058F2A263F'</text:span><text:span text:style-name="T6">,</text:span><text:line-break/><text:span text:style-name="T6"> <text:s text:c="3"/></text:span><text:span text:style-name="T5">'0x45f4b0FA8d595EcdA780fC590e2EeF0a874f4956'</text:span><text:line-break/><text:span text:style-name="T4">]</text:span></text:p>
      <text:p text:style-name="P4"/>
      <text:p text:style-name="P4"/>
      <text:p text:style-name="P4"/>
      <text:p text:style-name="P4"><text:span text:style-name="T4">kvTestContractList = [</text:span><text:line-break/><text:span text:style-name="T4"> <text:s text:c="3"/></text:span><text:span text:style-name="T5">'0xA61158B482F296c188A71975a625011ED88397Bd'</text:span><text:span text:style-name="T6">,</text:span><text:line-break/><text:span text:style-name="T6"> <text:s text:c="3"/></text:span><text:span text:style-name="T5">'0x8a0E92f028E0D505F78e1FeB2B99bE49Ba7eB295'</text:span><text:span text:style-name="T6">,</text:span><text:line-break/><text:span text:style-name="T6"> <text:s text:c="3"/></text:span><text:span text:style-name="T5">'0x2D48B558A66Cf71D1c78280aafFb8d6a84Dd55B8'</text:span><text:span text:style-name="T6">,</text:span><text:line-break/><text:span text:style-name="T6"> <text:s text:c="3"/></text:span><text:span text:style-name="T5">'0xd426269A1382f55F1CE62051dECB0A4dB7826f22'</text:span><text:span text:style-name="T6">,</text:span><text:line-break/><text:span text:style-name="T6"> <text:s text:c="3"/></text:span><text:span text:style-name="T5">'0x2507e4CE2F1872D5D114C1545AB2a1D831169a17'</text:span><text:span text:style-name="T6">,</text:span><text:line-break/><text:soft-page-break/><text:span text:style-name="T6"> <text:s text:c="3"/></text:span><text:span text:style-name="T5">'0x527cD95AFB34c528fDFFb3dC37849F89cb646c92'</text:span><text:span text:style-name="T6">,</text:span><text:line-break/><text:span text:style-name="T6"> <text:s text:c="3"/></text:span><text:span text:style-name="T5">'0x72F7aB4002D4DeD975C6Bf9F6025A121Ef41Ad4b'</text:span><text:span text:style-name="T6">,</text:span><text:line-break/><text:span text:style-name="T6"> <text:s text:c="3"/></text:span><text:span text:style-name="T5">'0x887750bB2584192a9379770E384D580854532744'</text:span><text:line-break/><text:span text:style-name="T4">]</text:span><text:line-break/><text:line-break/><text:span text:style-name="T4">kvStoreContractList = [</text:span><text:line-break/><text:span text:style-name="T4"> <text:s text:c="3"/></text:span><text:span text:style-name="T5">'0x77cA4c6d53f0cE5DB0e69F9D152FaaB270eeD074'</text:span><text:span text:style-name="T6">,</text:span><text:line-break/><text:span text:style-name="T6"> <text:s text:c="3"/></text:span><text:span text:style-name="T5">'0x1404e6d9B6c1C53545Ca19d5679eb88E16A0Ac58'</text:span><text:span text:style-name="T6">,</text:span><text:line-break/><text:span text:style-name="T6"> <text:s text:c="3"/></text:span><text:span text:style-name="T5">'0xAC5639f6377c8BA2c13824f027e9abcc30f289De'</text:span><text:span text:style-name="T6">,</text:span><text:line-break/><text:span text:style-name="T6"> <text:s text:c="3"/></text:span><text:span text:style-name="T5">'0xC71E314339c4C5d69F86823c21aab345471F5154'</text:span><text:span text:style-name="T6">,</text:span><text:line-break/><text:span text:style-name="T6"> <text:s text:c="3"/></text:span><text:span text:style-name="T5">'0x9e7Cd02161d9cD547c35fB7778EB6F1C3286ce09'</text:span><text:span text:style-name="T6">,</text:span><text:line-break/><text:span text:style-name="T6"> <text:s text:c="3"/></text:span><text:span text:style-name="T5">'0xE25790BDA44D3779E7D1783a25566Be6f708D3EF'</text:span><text:span text:style-name="T6">,</text:span><text:line-break/><text:span text:style-name="T6"> <text:s text:c="3"/></text:span><text:span text:style-name="T5">'0x161b7288A79925D5796AFE600982DbDD0Cbd6804'</text:span><text:span text:style-name="T6">,</text:span><text:line-break/><text:span text:style-name="T6"> <text:s text:c="3"/></text:span><text:span text:style-name="T5">'0x8A446bc02E1e498D3Ae4551050B4C09e28C254F6'</text:span><text:line-break/><text:span text:style-name="T4">]</text:span></text:p>
      <text:p text:style-name="P9"/>
      <text:p text:style-name="P4"/>
      <text:p text:style-name="P8">本机并发</text:p>
      <text:p text:style-name="P4"><text:span text:style-name="T4">kvTestContractList = [</text:span><text:line-break/><text:span text:style-name="T4"> <text:s text:c="3"/></text:span><text:span text:style-name="T5">'0xA61158B482F296c188A71975a625011ED88397Bd'</text:span><text:span text:style-name="T6">,</text:span><text:line-break/><text:span text:style-name="T6"> <text:s text:c="3"/></text:span><text:span text:style-name="T5">'0x72F7aB4002D4DeD975C6Bf9F6025A121Ef41Ad4b'</text:span><text:span text:style-name="T6">,</text:span><text:line-break/><text:span text:style-name="T6"> <text:s text:c="3"/></text:span><text:span text:style-name="T5">'0x887750bB2584192a9379770E384D580854532744'</text:span><text:span text:style-name="T6">,</text:span><text:line-break/><text:span text:style-name="T6"> <text:s text:c="3"/></text:span><text:span text:style-name="T5">'0x8a0E92f028E0D505F78e1FeB2B99bE49Ba7eB295'</text:span><text:span text:style-name="T6">,</text:span><text:line-break/><text:span text:style-name="T6"> <text:s text:c="3"/></text:span><text:span text:style-name="T5">'0x2507e4CE2F1872D5D114C1545AB2a1D831169a17'</text:span><text:span text:style-name="T6">,</text:span><text:line-break/><text:span text:style-name="T6"> <text:s text:c="3"/></text:span><text:span text:style-name="T5">'0xd426269A1382f55F1CE62051dECB0A4dB7826f22'</text:span><text:span text:style-name="T6">,</text:span><text:line-break/><text:span text:style-name="T6"> <text:s text:c="3"/></text:span><text:span text:style-name="T5">'0x2D48B558A66Cf71D1c78280aafFb8d6a84Dd55B8'</text:span><text:span text:style-name="T6">,</text:span><text:line-break/><text:span text:style-name="T6"> <text:s text:c="3"/></text:span><text:span text:style-name="T5">'0x527cD95AFB34c528fDFFb3dC37849F89cb646c92'</text:span><text:line-break/><text:span text:style-name="T4">]</text:span><text:line-break/><text:line-break/><text:span text:style-name="T4">kvStoreContractList = [</text:span><text:line-break/><text:span text:style-name="T4"> <text:s text:c="3"/></text:span><text:span text:style-name="T5">'0x8636602Cf3Ce7fA087900775D5B53892774879a8'</text:span><text:span text:style-name="T6">,</text:span><text:line-break/><text:span text:style-name="T6"> <text:s text:c="3"/></text:span><text:span text:style-name="T5">'0x4d075d165c0Fc62648e1Ed7d1CC2d2c64d9b363E'</text:span><text:span text:style-name="T6">,</text:span><text:line-break/><text:span text:style-name="T6"> <text:s text:c="3"/></text:span><text:span text:style-name="T5">'0x7C02A8256130dD902262473A35DA840fb356cEE9'</text:span><text:span text:style-name="T6">,</text:span><text:line-break/><text:span text:style-name="T6"> <text:s text:c="3"/></text:span><text:span text:style-name="T5">'0xb9fB09D9d0A00581A701D373b267aD5A8c35F233'</text:span><text:span text:style-name="T6">,</text:span><text:line-break/><text:span text:style-name="T6"> <text:s text:c="3"/></text:span><text:span text:style-name="T5">'0x94a1b15A10D73098bc103B447Ea26Fb4f5714458'</text:span><text:span text:style-name="T6">,</text:span><text:line-break/><text:span text:style-name="T6"> <text:s text:c="3"/></text:span><text:span text:style-name="T5">'0x86450a31A5DAdA866b80ec7760846E459aA7C378'</text:span><text:span text:style-name="T6">,</text:span><text:line-break/><text:span text:style-name="T6"> <text:s text:c="3"/></text:span><text:span text:style-name="T5">'0x2F94181eE94a979a8aA2338B0D7e517232109F1F'</text:span><text:span text:style-name="T6">,</text:span><text:line-break/><text:span text:style-name="T6"> <text:s text:c="3"/></text:span><text:span text:style-name="T5">'0xA3Ab92D6Cb804F795edfb2C5da5bb8203190813a'</text:span><text:line-break/><text:span text:style-name="T4">]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4">kvTestContractList = [</text:span><text:line-break/><text:span text:style-name="T4"> <text:s text:c="3"/></text:span><text:span text:style-name="T5">'0x4d075d165c0Fc62648e1Ed7d1CC2d2c64d9b363E'</text:span><text:span text:style-name="T6">,</text:span><text:line-break/><text:span text:style-name="T6"> <text:s text:c="3"/></text:span><text:span text:style-name="T5">'0x527cD95AFB34c528fDFFb3dC37849F89cb646c92'</text:span><text:span text:style-name="T6">,</text:span><text:line-break/><text:span text:style-name="T6"> <text:s text:c="3"/></text:span><text:span text:style-name="T5">'0x94a1b15A10D73098bc103B447Ea26Fb4f5714458'</text:span><text:span text:style-name="T6">,</text:span><text:line-break/><text:soft-page-break/><text:span text:style-name="T6"> <text:s text:c="3"/></text:span><text:span text:style-name="T5">'0x2D48B558A66Cf71D1c78280aafFb8d6a84Dd55B8'</text:span><text:span text:style-name="T6">,</text:span><text:line-break/><text:span text:style-name="T6"> <text:s text:c="3"/></text:span><text:span text:style-name="T5">'0x72F7aB4002D4DeD975C6Bf9F6025A121Ef41Ad4b'</text:span><text:span text:style-name="T6">,</text:span><text:line-break/><text:span text:style-name="T6"> <text:s text:c="3"/></text:span><text:span text:style-name="T5">'0xA61158B482F296c188A71975a625011ED88397Bd'</text:span><text:span text:style-name="T6">,</text:span><text:line-break/><text:span text:style-name="T6"> <text:s text:c="3"/></text:span><text:span text:style-name="T5">'0xd426269A1382f55F1CE62051dECB0A4dB7826f22'</text:span><text:span text:style-name="T6">,</text:span><text:line-break/><text:span text:style-name="T6"> <text:s text:c="3"/></text:span><text:span text:style-name="T5">'0x2507e4CE2F1872D5D114C1545AB2a1D831169a17'</text:span><text:span text:style-name="T6">,</text:span><text:line-break/><text:span text:style-name="T6"> <text:s text:c="3"/></text:span><text:span text:style-name="T5">'0x2F94181eE94a979a8aA2338B0D7e517232109F1F'</text:span><text:span text:style-name="T6">,</text:span><text:line-break/><text:span text:style-name="T6"> <text:s text:c="3"/></text:span><text:span text:style-name="T5">'0x7C02A8256130dD902262473A35DA840fb356cEE9'</text:span><text:span text:style-name="T6">,</text:span><text:line-break/><text:span text:style-name="T6"> <text:s text:c="3"/></text:span><text:span text:style-name="T5">'0x8a0E92f028E0D505F78e1FeB2B99bE49Ba7eB295'</text:span><text:span text:style-name="T6">,</text:span><text:line-break/><text:span text:style-name="T6"> <text:s text:c="3"/></text:span><text:span text:style-name="T5">'0x887750bB2584192a9379770E384D580854532744'</text:span><text:span text:style-name="T6">,</text:span><text:line-break/><text:line-break/><text:span text:style-name="T6"> <text:s text:c="3"/></text:span><text:span text:style-name="T5">'0x516947a700e93E3810c2c6B8A6ABE698b13C0D20'</text:span><text:span text:style-name="T6">,</text:span><text:line-break/><text:span text:style-name="T6"> <text:s text:c="3"/></text:span><text:span text:style-name="T5">'0x2364c42dE9c221b7c5458D6B3163a0F2D665c820'</text:span><text:span text:style-name="T6">,</text:span><text:line-break/><text:span text:style-name="T6"> <text:s text:c="3"/></text:span><text:span text:style-name="T5">'0x343781310aF0d0f4194ce1B5FC5c4E5C08471462'</text:span><text:span text:style-name="T6">,</text:span><text:line-break/><text:span text:style-name="T6"> <text:s text:c="3"/></text:span><text:span text:style-name="T5">'0x95eb63a7DE9Bb958B02D6B5d5e7A8604753e86BB'</text:span><text:span text:style-name="T6">,</text:span><text:line-break/><text:span text:style-name="T6"> <text:s text:c="3"/></text:span><text:span text:style-name="T5">'0xF55A03F6B2E7B2b5bEF6Cc442f67c5f3a74a7C95'</text:span><text:span text:style-name="T6">,</text:span><text:line-break/><text:span text:style-name="T6"> <text:s text:c="3"/></text:span><text:span text:style-name="T5">'0x3374458BFd976242bECE289FDEB4F612c081E745'</text:span><text:span text:style-name="T6">,</text:span><text:line-break/><text:span text:style-name="T6"> <text:s text:c="3"/></text:span><text:span text:style-name="T5">'0xeDfD4D5965Ae502E15F6A4Bf7334567EF392223c'</text:span><text:span text:style-name="T6">,</text:span><text:line-break/><text:span text:style-name="T6"> <text:s text:c="3"/></text:span><text:span text:style-name="T5">'0x4B9C46121b2ea4fb92dC5337D06633c71c1D8FB8'</text:span><text:span text:style-name="T6">,</text:span><text:line-break/><text:span text:style-name="T6"> <text:s text:c="3"/></text:span><text:span text:style-name="T5">'0x28A4477aBDecA90884b5aA7eA87618911e77Df47'</text:span><text:span text:style-name="T6">,</text:span><text:line-break/><text:span text:style-name="T6"> <text:s text:c="3"/></text:span><text:span text:style-name="T5">'0x350e87b31F2b86C98B2793B234834964CaF061FD'</text:span><text:span text:style-name="T6">,</text:span><text:line-break/><text:span text:style-name="T6"> <text:s text:c="3"/></text:span><text:span text:style-name="T5">'0xC432A3188AdA968bD6Ac38f448D9262069ea204C'</text:span><text:span text:style-name="T6">,</text:span><text:line-break/><text:span text:style-name="T6"> <text:s text:c="3"/></text:span><text:span text:style-name="T5">'0xc05ec5447E35D6ec6eb18A4FA804C68738633cb5'</text:span><text:span text:style-name="T6">,</text:span><text:line-break/><text:line-break/><text:span text:style-name="T6"> <text:s text:c="3"/></text:span><text:span text:style-name="T5">'0x448e9481100ea083E3E6B792B3aD7C33EA5EfDdf'</text:span><text:span text:style-name="T6">,</text:span><text:line-break/><text:span text:style-name="T6"> <text:s text:c="3"/></text:span><text:span text:style-name="T5">'0xfe2fa5E3F9960eF4fDBa4c33b68171C07cDE2100'</text:span><text:span text:style-name="T6">,</text:span><text:line-break/><text:span text:style-name="T6"> <text:s text:c="3"/></text:span><text:span text:style-name="T5">'0x7Ae3FBAcf983eAdfb8D68d12BCbED29e133F3d1f'</text:span><text:span text:style-name="T6">,</text:span><text:line-break/><text:span text:style-name="T6"> <text:s text:c="3"/></text:span><text:span text:style-name="T5">'0xc075a67b5CbaC60caD9E02CC1c0dCdee4B18C13A'</text:span><text:span text:style-name="T6">,</text:span><text:line-break/><text:span text:style-name="T6"> <text:s text:c="3"/></text:span><text:span text:style-name="T5">'0x04f49F485e6ab142d21bFB2a8662099F895E99F1'</text:span><text:span text:style-name="T6">,</text:span><text:line-break/><text:span text:style-name="T6"> <text:s text:c="3"/></text:span><text:span text:style-name="T5">'0x97D4a30E041794f5c88854c4A92487293a22C4f2'</text:span><text:span text:style-name="T6">,</text:span><text:line-break/><text:span text:style-name="T6"> <text:s text:c="3"/></text:span><text:span text:style-name="T5">'0x3E51511553146cb4768622Efdd5cd50DC3887309'</text:span><text:span text:style-name="T6">,</text:span><text:line-break/><text:span text:style-name="T6"> <text:s text:c="3"/></text:span><text:span text:style-name="T5">'0xfbE067c3c4EE42b77FBaDC9Dcd34C6D19B3AdaDe'</text:span><text:span text:style-name="T6">,</text:span><text:line-break/><text:span text:style-name="T6"> <text:s text:c="3"/></text:span><text:span text:style-name="T5">'0x96ee586188B0884D6623E4ffA9625075EEb27f62'</text:span><text:span text:style-name="T6">,</text:span><text:line-break/><text:span text:style-name="T6"> <text:s text:c="3"/></text:span><text:span text:style-name="T5">'0x26dB4e53a727E3704e52f3315e2C6778cc318531'</text:span><text:span text:style-name="T6">,</text:span><text:line-break/><text:span text:style-name="T6"> <text:s text:c="3"/></text:span><text:span text:style-name="T5">'0x4C5c9dC033790DE625Ac37926711013EF9Bed1f0'</text:span><text:span text:style-name="T6">,</text:span><text:line-break/><text:span text:style-name="T6"> <text:s text:c="3"/></text:span><text:span text:style-name="T5">'0x4a3Eb57d5c66C870CAA03017556De3b7cF8994fA'</text:span><text:span text:style-name="T6">,</text:span><text:line-break/><text:line-break/><text:span text:style-name="T4">]</text:span><text:line-break/><text:line-break/><text:span text:style-name="T4">kvStoreContractList = [</text:span><text:line-break/><text:span text:style-name="T4"> <text:s text:c="3"/></text:span><text:span text:style-name="T5">'0xA3Ab92D6Cb804F795edfb2C5da5bb8203190813a'</text:span><text:span text:style-name="T6">,</text:span><text:line-break/><text:span text:style-name="T6"> <text:s text:c="3"/></text:span><text:span text:style-name="T5">'0xb9fB09D9d0A00581A701D373b267aD5A8c35F233'</text:span><text:span text:style-name="T6">,</text:span><text:line-break/><text:span text:style-name="T6"> <text:s text:c="3"/></text:span><text:span text:style-name="T5">'0xDee005bB0Cd7040024d10718a45134EC07cBA95A'</text:span><text:span text:style-name="T6">,</text:span><text:line-break/><text:span text:style-name="T6"> <text:s text:c="3"/></text:span><text:span text:style-name="T5">'0xd8A1363a7b141906bDa3AEC46ad56E7818998964'</text:span><text:span text:style-name="T6">,</text:span><text:line-break/><text:span text:style-name="T6"> <text:s text:c="3"/></text:span><text:span text:style-name="T5">'0x8636602Cf3Ce7fA087900775D5B53892774879a8'</text:span><text:span text:style-name="T6">,</text:span><text:line-break/><text:span text:style-name="T6"> <text:s text:c="3"/></text:span><text:span text:style-name="T5">'0xcaE6752689E943D076A5b28BaB57d010e25A3D2F'</text:span><text:span text:style-name="T6">,</text:span><text:line-break/><text:span text:style-name="T6"> <text:s text:c="3"/></text:span><text:span text:style-name="T5">'0x86450a31A5DAdA866b80ec7760846E459aA7C378'</text:span><text:span text:style-name="T6">,</text:span><text:line-break/><text:span text:style-name="T6"> <text:s text:c="3"/></text:span><text:span text:style-name="T5">'0x0a8ECecA62C85e86F8a998A96dE53252B86b4Bbc'</text:span><text:span text:style-name="T6">,</text:span><text:line-break/><text:span text:style-name="T6"> <text:s text:c="3"/></text:span><text:span text:style-name="T5">'0x65e884473A876816eece3c0d030B776012867BF0'</text:span><text:span text:style-name="T6">,</text:span><text:line-break/><text:span text:style-name="T6"> <text:s text:c="3"/></text:span><text:span text:style-name="T5">'0xE9C6204775206282BAEE3997eE6Ecf326292F36E'</text:span><text:span text:style-name="T6">,</text:span><text:line-break/><text:span text:style-name="T6"> <text:s text:c="3"/></text:span><text:span text:style-name="T5">'0x73AfD5Fc1304F86E993dDAA2a4C621Fc903DD8ED'</text:span><text:span text:style-name="T6">,</text:span><text:line-break/><text:span text:style-name="T6"> <text:s text:c="3"/></text:span><text:span text:style-name="T5">'0x2fe532ee67895A5D593e2441C07b25AfDc3E0E85'</text:span><text:span text:style-name="T6">,</text:span><text:line-break/><text:line-break/><text:span text:style-name="T6"> <text:s text:c="3"/></text:span><text:span text:style-name="T5">'0xC815F9f8DE285e680277842703f2049219389b85'</text:span><text:span text:style-name="T6">,</text:span><text:line-break/><text:span text:style-name="T6"> <text:s text:c="3"/></text:span><text:span text:style-name="T5">'0x6DAA0118a6123684fF8FF0F67d39D831B5e9a28e'</text:span><text:span text:style-name="T6">,</text:span><text:line-break/><text:span text:style-name="T6"> <text:s text:c="3"/></text:span><text:span text:style-name="T5">'0xd34C6F1A2Df546A2ada407bEA3454edB20137CE7'</text:span><text:span text:style-name="T6">,</text:span><text:line-break/><text:span text:style-name="T6"> <text:s text:c="3"/></text:span><text:span text:style-name="T5">'0x25d8517eb7Dc3160E7Aad7764814005c6cCa8844'</text:span><text:span text:style-name="T6">,</text:span><text:line-break/><text:span text:style-name="T6"> <text:s text:c="3"/></text:span><text:span text:style-name="T5">'0x9Fc1d1E43aa584911cbaeF8d9CF454A74886f342'</text:span><text:span text:style-name="T6">,</text:span><text:line-break/><text:span text:style-name="T6"> <text:s text:c="3"/></text:span><text:span text:style-name="T5">'0x73aD54861786F8B6f606cfD3042a5dC98Ee03cCe'</text:span><text:span text:style-name="T6">,</text:span><text:line-break/><text:span text:style-name="T6"> <text:s text:c="3"/></text:span><text:span text:style-name="T5">'0x640dE25882CF54C7400f4694E1f4D2B6aeABD34A'</text:span><text:span text:style-name="T6">,</text:span><text:line-break/><text:span text:style-name="T6"> <text:s text:c="3"/></text:span><text:span text:style-name="T5">'0xA0d6581E9FF288aFA673e2e2aDD3B276EEa24038'</text:span><text:span text:style-name="T6">,</text:span><text:line-break/><text:span text:style-name="T6"> <text:s text:c="3"/></text:span><text:span text:style-name="T5">'0x2b2FC7F23B78da6bB8e5AA2813ff2AE2A4BE43f7'</text:span><text:span text:style-name="T6">,</text:span><text:line-break/><text:soft-page-break/><text:span text:style-name="T6"> <text:s text:c="3"/></text:span><text:span text:style-name="T5">'0xEF9a4Ca1AA0A5573Ee2FcFfEeb3622637343dC78'</text:span><text:span text:style-name="T6">,</text:span><text:line-break/><text:span text:style-name="T6"> <text:s text:c="3"/></text:span><text:span text:style-name="T5">'0xAc1433A429e925EeE31171E6072ba36111029aeC'</text:span><text:span text:style-name="T6">,</text:span><text:line-break/><text:span text:style-name="T6"> <text:s text:c="3"/></text:span><text:span text:style-name="T5">'0xAA1e887E2600C99272B34043A9ca60305d06c234'</text:span><text:span text:style-name="T6">,</text:span><text:line-break/><text:line-break/><text:span text:style-name="T6"> <text:s text:c="3"/></text:span><text:span text:style-name="T5">'0xB55D57eDD98d583c67327Af2b7E22624268aeB0a'</text:span><text:span text:style-name="T6">,</text:span><text:line-break/><text:span text:style-name="T6"> <text:s text:c="3"/></text:span><text:span text:style-name="T5">'0x54C1A9De2e555B3b5704020D1127378E2567C410'</text:span><text:span text:style-name="T6">,</text:span><text:line-break/><text:span text:style-name="T6"> <text:s text:c="3"/></text:span><text:span text:style-name="T5">'0x05488D3FC4Aa578F371AB89e18051AE47c387311'</text:span><text:span text:style-name="T6">,</text:span><text:line-break/><text:span text:style-name="T6"> <text:s text:c="3"/></text:span><text:span text:style-name="T5">'0x14Ed9687502c74777698c4195E2d311F733E304D'</text:span><text:span text:style-name="T6">,</text:span><text:line-break/><text:span text:style-name="T6"> <text:s text:c="3"/></text:span><text:span text:style-name="T5">'0x0A0250e9857EBb8f771ca3bB8d1b24a64F776941'</text:span><text:span text:style-name="T6">,</text:span><text:line-break/><text:span text:style-name="T6"> <text:s text:c="3"/></text:span><text:span text:style-name="T5">'0x4030Bf4087f12b695D083E6eA59baCBdEC188a5d'</text:span><text:span text:style-name="T6">,</text:span><text:line-break/><text:span text:style-name="T6"> <text:s text:c="3"/></text:span><text:span text:style-name="T5">'0x1235a8A1367ce743939A9eb46ABE07F49fb1c8d8'</text:span><text:span text:style-name="T6">,</text:span><text:line-break/><text:span text:style-name="T6"> <text:s text:c="3"/></text:span><text:span text:style-name="T5">'0x869CE5cb4044c422C5F55F9C9944C9a545C4Ce7e'</text:span><text:span text:style-name="T6">,</text:span><text:line-break/><text:span text:style-name="T6"> <text:s text:c="3"/></text:span><text:span text:style-name="T5">'0x22602cD20585809Ec4CAbEa3836D31f6F3Dd908E'</text:span><text:span text:style-name="T6">,</text:span><text:line-break/><text:span text:style-name="T6"> <text:s text:c="3"/></text:span><text:span text:style-name="T5">'0xB4C7d04C47c5070C4eBAcA37b14042214208bD97'</text:span><text:span text:style-name="T6">,</text:span><text:line-break/><text:span text:style-name="T6"> <text:s text:c="3"/></text:span><text:span text:style-name="T5">'0x342C828E40B1598Ff2ab046D34Ed1F6CF73A7d19'</text:span><text:span text:style-name="T6">,</text:span><text:line-break/><text:span text:style-name="T6"> <text:s text:c="3"/></text:span><text:span text:style-name="T5">'0x27a39eF212A062A90c0e8c78F3cab8a544395b0d'</text:span><text:span text:style-name="T6">,</text:span><text:line-break/><text:span text:style-name="T4">]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3:10:44.294277141</meta:creation-date>
    <dc:date>2020-09-02T11:53:07.825134240</dc:date>
    <meta:editing-duration>P9DT12H11M4S</meta:editing-duration>
    <meta:editing-cycles>22</meta:editing-cycles>
    <meta:generator>LibreOffice/6.4.4.2$Linux_X86_64 LibreOffice_project/40$Build-2</meta:generator>
    <meta:document-statistic meta:table-count="0" meta:image-count="0" meta:object-count="0" meta:page-count="5" meta:paragraph-count="41" meta:word-count="366" meta:character-count="8662" meta:non-whitespace-character-count="7890"/>
  </office:meta>
</office:document-meta>
</file>